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2025-10-2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2025-08-14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2025-05-22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2025-03-03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2024-10-22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2024-08-15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2024-05-23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2024-02-14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2023-10-18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2023-08-14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2023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2023-02-28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2022-10-11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2022-08-24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2022-06-01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2022-02-28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2021-11-01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2021-08-24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2021-05-17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2021-03-04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2020-10-26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2020-08-14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2020-05-0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2020-03-03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2019-11-04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2019-08-14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2019-05-06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2019-02-28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2018-11-08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2018-08-21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2018-05-15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2018-03-05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2017-10-31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2017-08-14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2017-05-16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2017-02-27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2016-11-01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2016-09-15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2016-06-15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2016-03-10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2015-09-18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2015-06-12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2015-03-19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2014-12-22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2014-09-17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2014-06-30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2012-06-25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2011-09-17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2011-06-15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2011-03-10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2010-12-14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2010-09-20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2010-06-14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2009-12-08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2009-09-24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2009-06-12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2009-03-25 0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2009-02-05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2008-06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2007-10-23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2003-10-16 2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2001-02-14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1998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1998-08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1998-05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1995-10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1995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1994-1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1994-08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1994-04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1993-10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1993-08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1993-04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1990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1990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1990-04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1989-10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1989-08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1989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1988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1988-06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1988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1987-1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1987-03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1986-05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1985-1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1985-05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1984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1984-05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1983-1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1983-04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1982-1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1982-03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1981-1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1981-03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1980-1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1980-04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1979-07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1978-05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1978-03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1977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1977-08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1977-05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1976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1976-09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1976-05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1976-0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1975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1975-08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1975-05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1975-0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1974-1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1974-08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1974-06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1973-09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1973-06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1972-09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1972-05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1971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1971-08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1971-05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1971-03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1970-1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1970-08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1970-05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1969-1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1969-08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1969-05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1969-03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1968-12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1968-08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1968-05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1968-02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1967-1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1967-05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1967-03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1966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1966-08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AN0000800</text:p>
          </table:table-cell>
          <table:table-cell office:value-type="string" calcext:value-type="string">
            <text:p>18S/31E-12AAA</text:p>
          </table:table-cell>
          <table:table-cell office:value-type="string" calcext:value-type="string">
            <text:p>1966-05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76" meta:object-count="0"/>
    <meta:user-defined meta:name="AppVersion">3.0</meta:user-defined>
  </office:meta>
</office:document-meta>
</file>